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1.1201in" fo:break-before="auto" style:use-optimal-row-height="true"/>
    </style:style>
    <style:style style:name="ro6" style:family="table-row">
      <style:table-row-properties style:row-height="0.6465in" fo:break-before="auto" style:use-optimal-row-height="true"/>
    </style:style>
    <style:style style:name="ro7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J9GNbwRNBFhcqhFgtFkR</text:p>
          </table:table-cell>
          <table:table-cell office:value-type="string" calcext:value-type="string">
            <text:p>Awak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KgtwKPTzJ69QdFDfm9bR</text:p>
          </table:table-cell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G88qzrJhwLnJH6TJ9cpp</text:p>
          </table:table-cell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78nKMjh7Q9rFtgndz8rJ</text:p>
          </table:table-cell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PWTbtBBwWkLhTz7hMrn7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tFWQhMLPKPBttDFDMnG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BBLK99pg7LTHM8JRNgzg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's eagerness to engage in battle and **charge** his soul in the process. As an additional cost to playing a card with **charge** you may put a card from your hand into your hero'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K8QRGT6GjqFGHLFJTbP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When a player is contracted, they are given a set of instructions to complete. If they perform those instructions, they are considered to have completed the contrac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7F9GkDcmwNMczRbtwhL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dpzkhTrrcHJJtLFnctGW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's han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Db7KpRGqJcWP8jRpt78K</text:p>
          </table:table-cell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j7mqb77bLbHGW6rpNcq9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g6BD6HNFJBRDDdwD9kBWK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't be played or activated.</text:p>
          </table:table-cell>
          <table:table-cell table:style-name="Default" table:number-columns-repeated="1021"/>
        </table:table-row>
        <table:table-row table:style-name="ro4">
          <table:table-cell office:value-type="string" calcext:value-type="string">
            <text:p>rwhcqgpkPpTtFrNM6n7Pw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mf6BdTtrbCGrhdhg8K9g</text:p>
          </table:table-cell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bjfTFTQmCR9FjzP7DWGK</text:p>
          </table:table-cell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dTgddPBhJLhG7HRjqPG6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8pdGJQwFdJWbtJCHrmPP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jHmzrtCdmW698JjW8J6j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WczCNRqmhC9Cp9wNPCK9</text:p>
          </table:table-cell>
          <table:table-cell office:value-type="string" calcext:value-type="string">
            <text:p>Overpower</text:p>
          </table:table-cell>
          <table:table-cell office:value-type="string" calcext:value-type="string">
            <text:p>The defending hero can't defend this with more than one action car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FCtFC79DRMhbJf9MTNBL</text:p>
          </table:table-cell>
          <table:table-cell office:value-type="string" calcext:value-type="string">
            <text:p>Pair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QfWb9GwKkw9RNrK6L6B9</text:p>
          </table:table-cell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qH7Rt8PDdWccP9RGMFbL</text:p>
          </table:table-cell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B9ww8W6WgHnWGFzFzqd</text:p>
          </table:table-cell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N9pfqWtQjNgCHFrgmNHJ</text:p>
          </table:table-cell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"turn on" if the defending hero has defended with a card from their hand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qhmLJGzNtDRbd9HLFbLFp</text:p>
          </table:table-cell>
          <table:table-cell office:value-type="string" calcext:value-type="string">
            <text:p>Rune G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9rFc6hKw7WbRnCBqBz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mqHH6LQfddFgnbbm8pLp</text:p>
          </table:table-cell>
          <table:table-cell office:value-type="string" calcext:value-type="string">
            <text:p>Solfla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fDbLqGWBhWhTmJhGmdKQc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8Tw8JfDjQhjrtkLLcBKt</text:p>
          </table:table-cell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KRGw9dCnNdKpNTdTBqgz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's printed amoun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nrzPrG6KfnCPhDCF8bpB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GzPP7bNMQJWNJ8QzQhDQ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DqkbTcqj9Fmr7m8TKKCz</text:p>
          </table:table-cell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6QfMpMdgD8Fhcfqgq6rm</text:p>
          </table:table-cell>
          <table:table-cell office:value-type="string" calcext:value-type="string">
            <text:p>Unit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WpPNJ8jcqTHpgnQcPNkm</text:p>
          </table:table-cell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6-16T09:26:09.711117561</dc:date>
    <meta:editing-duration>PT58M25S</meta:editing-duration>
    <meta:editing-cycles>43</meta:editing-cycles>
    <meta:generator>LibreOffice/7.4.6.2$MacOSX_AARCH64 LibreOffice_project/5b1f5509c2decdade7fda905e3e1429a67acd63d</meta:generator>
    <meta:document-statistic meta:table-count="1" meta:cell-count="126" meta:object-count="0"/>
  </office:meta>
</office:document-meta>
</file>